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D000000EA8FA1F5BB97B0A46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BankGothic Lt BT" svg:font-family="'BankGothic Lt BT'" style:font-family-generic="roman" style:font-pitch="variable"/>
    <style:font-face style:name="Calibri" svg:font-family="Calibri" style:font-family-generic="roman" style:font-pitch="variable"/>
    <style:font-face style:name="CityBlueprint" svg:font-family="CityBlueprint" style:font-family-generic="roman" style:font-pitch="variable"/>
    <style:font-face style:name="MS PGothic" svg:font-family="'MS P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auto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ityBlueprint" fo:letter-spacing="0.0693in" fo:font-weight="bold" style:font-weight-asian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4" style:family="text">
      <style:text-properties fo:color="#336600" loext:opacity="100%" style:font-name="MS PGothic" fo:font-size="8pt" fo:letter-spacing="0.0681in" fo:font-weight="bold" style:font-name-asian="MS PGothic1" style:font-size-asian="8pt" style:font-weight-asian="bold" style:font-size-complex="8pt"/>
    </style:style>
    <style:style style:name="T5" style:family="text">
      <style:text-properties style:font-name="MS PGothic" fo:font-size="6pt" fo:letter-spacing="0.0681in" fo:font-weight="bold" style:font-name-asian="MS PGothic1" style:font-size-asian="6pt" style:font-weight-asian="bold" style:font-size-complex="6pt"/>
    </style:style>
    <style:style style:name="T6" style:family="text">
      <style:text-properties style:font-name="MS PGothic" fo:font-size="6pt" fo:font-weight="bold" style:font-name-asian="MS PGothic1" style:font-size-asian="6pt" style:font-weight-asian="bold" style:font-size-complex="6pt"/>
    </style:style>
    <style:style style:name="T7" style:family="text">
      <style:text-properties style:font-name="MS PGothic" fo:font-size="7pt" style:font-name-asian="MS PGothic1" style:font-size-asian="7pt" style:font-size-complex="7pt"/>
    </style:style>
    <style:style style:name="T8" style:family="text">
      <style:text-properties style:font-name="BankGothic Lt BT" fo:font-size="7pt" style:font-size-asian="7pt" style:font-size-complex="7pt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1075in" draw:shadow-offset-y="0.1075in" draw:shadow-color="#333333" draw:shadow-opacity="65%" draw:color-mode="standard" draw:luminance="0%" draw:contrast="0%" draw:gamma="100%" draw:red="0%" draw:green="0%" draw:blue="0%" fo:clip="rect(0.1638in, 0.0949in, 0.2437in, 0.0937in)" draw:image-opacity="100%" style:mirror="none" fo:margin-left="0.1665in" fo:margin-right="0.4in" fo:margin-top="0.1665in" fo:margin-bottom="0.3957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P2"><text:span text:style-name="T1"></text:span></text:p>
      <text:p text:style-name="P3"><text:span text:style-name="T2">The architectural firm engages in full architectural service. The name, LEAF ARCHITECTURE, is an outgrowth of new beginnings. </text:span></text:p>
      <text:p text:style-name="P5"/>
      <text:p text:style-name="P3"><text:span text:style-name="T3">The Ginkgo tree (LEAF)</text:span><text:span text:style-name="T2"> is a phenomenon, an object of veneration, a sacred </text:span><text:span text:style-name="T3">tree</text:span><text:span text:style-name="T2"> of the East, a </text:span><text:span text:style-name="T3">symbol</text:span><text:span text:style-name="T2"> of unity of opposites, by some seen as a </text:span><text:span text:style-name="T3">symbol</text:span><text:span text:style-name="T2"> of changelessness, possessing miraculous power, bearer of hope and of the immeasurable past, a </text:span><text:span text:style-name="T3">symbol</text:span><text:span text:style-name="T2"> of love. Because of all its properties it is associat</text:span><text:bookmark text:name="_GoBack"/><text:span text:style-name="T2">ed with longevity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BankGothic Lt BT" svg:font-family="'BankGothic Lt BT'" style:font-family-generic="roman" style:font-pitch="variable"/>
    <style:font-face style:name="Calibri" svg:font-family="Calibri" style:font-family-generic="roman" style:font-pitch="variable"/>
    <style:font-face style:name="CityBlueprint" svg:font-family="CityBlueprint" style:font-family-generic="roman" style:font-pitch="variable"/>
    <style:font-face style:name="MS PGothic" svg:font-family="'MS P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color="#336600" loext:opacity="100%" style:font-name="MS PGothic" fo:font-size="8pt" fo:letter-spacing="0.0681in" fo:font-weight="bold" style:font-name-asian="MS PGothic1" style:font-size-asian="8pt" style:font-weight-asian="bold" style:font-size-complex="8pt"/>
    </style:style>
    <style:style style:name="MT2" style:family="text">
      <style:text-properties style:font-name="MS PGothic" fo:font-size="6pt" fo:letter-spacing="0.0681in" fo:font-weight="bold" style:font-name-asian="MS PGothic1" style:font-size-asian="6pt" style:font-weight-asian="bold" style:font-size-complex="6pt"/>
    </style:style>
    <style:style style:name="MT3" style:family="text">
      <style:text-properties style:font-name="MS PGothic" fo:font-size="7pt" style:font-name-asian="MS PGothic1" style:font-size-asian="7pt" style:font-size-complex="7pt"/>
    </style:style>
    <style:style style:name="MT4" style:family="text">
      <style:text-properties style:font-name="BankGothic Lt BT" fo:font-size="7pt" style:font-size-asian="7pt" style:font-size-complex="7pt"/>
    </style:style>
    <style:style style:name="M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1075in" draw:shadow-offset-y="0.1075in" draw:shadow-color="#333333" draw:shadow-opacity="65%" draw:color-mode="standard" draw:luminance="0%" draw:contrast="0%" draw:gamma="100%" draw:red="0%" draw:green="0%" draw:blue="0%" fo:clip="rect(0.1638in, 0.0949in, 0.2437in, 0.0937in)" draw:image-opacity="100%" style:mirror="none" fo:margin-left="0.1665in" fo:margin-right="0.4in" fo:margin-top="0.1665in" fo:margin-bottom="0.3957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0" draw:name="Picture 1" draw:style-name="Mgr1" draw:text-style-name="MP2" svg:width="0.7043in" svg:height="0.7717in" svg:x="2.898in" svg:y="-0.2571in"><draw:image xlink:href="Pictures/10000000000000AD000000EA8FA1F5BB97B0A466.jpg" xlink:type="simple" xlink:show="embed" xlink:actuate="onLoad" draw:mime-type="image/jpeg"><text:p/></draw:image><svg:desc>C:\Users\Mark Warren\Pictures\4121488 (1).jpg</svg:desc></draw:frame></text:p>
        <text:p text:style-name="MP1"/>
        <text:p text:style-name="MP1"/>
        <text:p text:style-name="MP1"/>
        <text:p text:style-name="MP1"><text:span text:style-name="MT1">LEAF ARCHITECTURE</text:span></text:p>
        <text:p text:style-name="MP1"><text:span text:style-name="MT2">MARK A. WARREN, RA</text:span></text:p>
        <text:p text:style-name="MP1"><text:span text:style-name="MT3">914-755-6960 – </text:span><text:a xlink:type="simple" xlink:href="mailto:idcnyo@aol.com" text:style-name="Internet_20_link" text:visited-style-name="Visited_20_Internet_20_Link"><text:span text:style-name="Internet_20_link"><text:span text:style-name="MT3">idcnyo@aol.com</text:span></text:span></text:a></text:p>
        <text:p text:style-name="MP1"><text:span text:style-name="MT3">OLD TURNS NEW</text:span></text:p>
        <text:p text:style-name="MP1"><text:span text:style-name="MT3">NEW TURNS TIMELESS</text:span></text:p>
      </style:header>
      <style:footer>
        <text:p text:style-name="MP3"><text:span text:style-name="MT4">173 SOMERSTOWN ROAD </text:span></text:p>
        <text:p text:style-name="MP3"><text:span text:style-name="MT4">OSSINING NEW YORK 10562</text:span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 Warren</meta:initial-creator>
    <dc:creator>MARK WARREN</dc:creator>
    <meta:editing-cycles>1</meta:editing-cycles>
    <meta:print-date>2018-11-23T19:31:00</meta:print-date>
    <meta:creation-date>2018-11-24T14:48:00</meta:creation-date>
    <dc:date>2019-07-17T04:46:00</dc:date>
    <meta:editing-duration>PT27M</meta:editing-duration>
    <meta:generator>LibreOffice/7.0.3.1$Linux_X86_64 LibreOffice_project/00$Build-1</meta:generator>
    <meta:document-statistic meta:table-count="0" meta:image-count="0" meta:object-count="0" meta:page-count="1" meta:paragraph-count="10" meta:word-count="113" meta:character-count="604" meta:non-whitespace-character-count="515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